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0.951cm"/>
    </style:style>
    <style:style style:name="gr2" style:family="graphic" style:parent-style-name="standard">
      <style:graphic-properties draw:textarea-horizontal-align="justify" draw:textarea-vertical-align="middle" draw:auto-grow-height="false" fo:min-height="0.694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cm" fo:min-width="0.5cm"/>
    </style:style>
    <style:style style:name="gr4" style:family="graphic" style:parent-style-name="standard">
      <style:graphic-properties draw:fill-color="#006600" draw:textarea-horizontal-align="justify" draw:textarea-vertical-align="middle" draw:auto-grow-height="false" fo:min-height="6.912cm" fo:min-width="11.6cm"/>
    </style:style>
    <style:style style:name="gr5" style:family="graphic" style:parent-style-name="standard">
      <style:graphic-properties draw:fill-color="#66cc00" draw:textarea-horizontal-align="justify" draw:textarea-vertical-align="middle" draw:auto-grow-height="false" fo:min-height="0.452cm" fo:min-width="4.27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148cm" fo:min-width="0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cm" fo:min-width="0.072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146cm" fo:min-width="0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cm" fo:min-width="0.073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475cm" fo:min-width="3.536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16cm" fo:min-width="0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cm" fo:min-width="0.085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cm" fo:min-width="0.084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.08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162cm" fo:min-width="0cm"/>
    </style:style>
    <style:style style:name="gr16" style:family="graphic" style:parent-style-name="standard">
      <style:graphic-properties draw:fill-color="#009900" draw:textarea-horizontal-align="justify" draw:textarea-vertical-align="middle" draw:auto-grow-height="false" fo:min-height="0.485cm" fo:min-width="2.81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166cm" fo:min-width="0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cm" fo:min-width="0.113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cm" fo:min-width="0.111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0cm" fo:min-width="0.112cm"/>
    </style:style>
    <style:style style:name="gr21" style:family="graphic" style:parent-style-name="standard">
      <style:graphic-properties draw:fill-color="#1c1c1c" draw:textarea-horizontal-align="justify" draw:textarea-vertical-align="middle" draw:auto-grow-height="false" fo:min-height="0.794cm" fo:min-width="0.553cm"/>
    </style:style>
    <style:style style:name="gr22" style:family="graphic" style:parent-style-name="objectwithoutfill">
      <style:graphic-properties draw:fill="solid" draw:fill-color="#ff3333" draw:textarea-horizontal-align="center" draw:textarea-vertical-align="middle" draw:shadow="hidden"/>
    </style:style>
    <style:style style:name="gr23" style:family="graphic" style:parent-style-name="objectwithoutfill">
      <style:graphic-properties draw:fill="solid" draw:fill-color="#cccccc" draw:textarea-horizontal-align="center" draw:textarea-vertical-align="middle" draw:shadow="hidden"/>
    </style:style>
    <style:style style:name="gr24" style:family="graphic" style:parent-style-name="standard">
      <style:graphic-properties draw:fill-color="#661900" draw:textarea-horizontal-align="justify" draw:textarea-vertical-align="middle" draw:auto-grow-height="false" fo:min-height="0.446cm" fo:min-width="0.201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18cm" fo:min-width="0cm"/>
    </style:style>
    <style:style style:name="gr26" style:family="graphic" style:parent-style-name="objectwithoutfill">
      <style:graphic-properties draw:fill="solid" draw:textarea-vertical-align="middle" draw:shadow="hidden"/>
    </style:style>
    <style:style style:name="gr27" style:family="graphic" style:parent-style-name="standard">
      <style:graphic-properties draw:fill-color="#1c1c1c" draw:textarea-horizontal-align="justify" draw:textarea-vertical-align="middle" draw:auto-grow-height="false" fo:min-height="0.377cm" fo:min-width="0.132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136cm" fo:min-width="0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126cm" fo:min-width="0.39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952cm" fo:min-width="0.229cm"/>
    </style:style>
    <style:style style:name="gr31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1.126cm" fo:min-width="0.391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952cm" fo:min-width="0.23cm"/>
    </style:style>
    <style:style style:name="gr34" style:family="graphic" style:parent-style-name="standard">
      <style:graphic-properties draw:fill-color="#111111" draw:textarea-horizontal-align="justify" draw:textarea-vertical-align="middle" draw:auto-grow-height="false" fo:min-height="1.334cm" fo:min-width="1.6cm"/>
    </style:style>
    <style:style style:name="gr35" style:family="graphic" style:parent-style-name="standard">
      <style:graphic-properties draw:fill-color="#111111" draw:textarea-horizontal-align="justify" draw:textarea-vertical-align="middle" draw:auto-grow-height="false" fo:min-height="1.333cm" fo:min-width="1.6cm"/>
    </style:style>
    <style:style style:name="gr36" style:family="graphic" style:parent-style-name="standard">
      <style:graphic-properties draw:stroke="none" svg:stroke-color="#000000" draw:fill="none" draw:fill-color="#ffffff" fo:min-height="4.85cm"/>
    </style:style>
    <style:style style:name="gr37" style:family="graphic" style:parent-style-name="standard">
      <style:graphic-properties draw:stroke="none" svg:stroke-color="#000000" draw:fill="none" draw:fill-color="#ffffff" fo:min-height="3.986cm"/>
    </style:style>
    <style:style style:name="gr38" style:family="graphic" style:parent-style-name="standard">
      <style:graphic-properties draw:stroke="none" svg:stroke-color="#000000" draw:fill="none" draw:fill-color="#ffffff" fo:min-height="3.319cm"/>
    </style:style>
    <style:style style:name="gr39" style:family="graphic" style:parent-style-name="standard">
      <style:graphic-properties draw:fill-color="#333333" draw:textarea-horizontal-align="justify" draw:textarea-vertical-align="middle" draw:auto-grow-height="false" fo:min-height="1.064cm" fo:min-width="2.077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517cm" fo:min-width="0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fo:min-height="1.713cm"/>
    </style:style>
    <style:style style:name="gr43" style:family="graphic" style:parent-style-name="standard">
      <style:graphic-properties draw:stroke="none" svg:stroke-color="#000000" draw:fill="none" draw:fill-color="#ffffff" fo:min-height="1.864cm"/>
    </style:style>
    <style:style style:name="gr44" style:family="graphic" style:parent-style-name="standard">
      <style:graphic-properties draw:textarea-horizontal-align="justify" draw:textarea-vertical-align="middle" draw:auto-grow-height="false" fo:min-height="0.05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006600"/>
      <style:paragraph-properties fo:text-align="center"/>
    </style:style>
    <style:style style:name="P4" style:family="paragraph">
      <loext:graphic-properties draw:fill-color="#66cc00"/>
      <style:paragraph-properties fo:text-align="end"/>
    </style:style>
    <style:style style:name="P5" style:family="paragraph">
      <loext:graphic-properties draw:fill-color="#dddddd"/>
      <style:paragraph-properties fo:text-align="end"/>
    </style:style>
    <style:style style:name="P6" style:family="paragraph">
      <loext:graphic-properties draw:fill-color="#b2b2b2"/>
      <style:paragraph-properties fo:text-align="end"/>
    </style:style>
    <style:style style:name="P7" style:family="paragraph">
      <loext:graphic-properties draw:fill-color="#009900"/>
      <style:paragraph-properties fo:text-align="end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10pt"/>
    </style:style>
    <style:style style:name="P11" style:family="paragraph">
      <loext:graphic-properties draw:fill="solid" draw:fill-color="#cccccc"/>
      <style:paragraph-properties fo:text-align="center"/>
    </style:style>
    <style:style style:name="P12" style:family="paragraph">
      <loext:graphic-properties draw:fill-color="#661900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111111"/>
      <style:paragraph-properties fo:text-align="center"/>
    </style:style>
    <style:style style:name="P18" style:family="paragraph">
      <loext:graphic-properties draw:fill="none" draw:fill-color="#ffffff"/>
      <style:text-properties fo:color="#eeeeee" fo:font-size="10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eeeeee" fo:font-size="10.5pt" style:font-size-asian="11pt" style:font-size-complex="11pt"/>
    </style:style>
    <style:style style:name="P21" style:family="paragraph">
      <loext:graphic-properties draw:fill="none" draw:fill-color="#ffffff"/>
      <style:paragraph-properties fo:text-align="end"/>
      <style:text-properties fo:color="#eeeeee" fo:font-size="10.5pt" style:font-size-asian="10.5pt" style:font-size-complex="10.5pt"/>
    </style:style>
    <style:style style:name="P22" style:family="paragraph">
      <loext:graphic-properties draw:fill-color="#333333"/>
      <style:paragraph-properties fo:text-align="center"/>
      <style:text-properties fo:font-size="6pt"/>
    </style:style>
    <style:style style:name="P23" style:family="paragraph">
      <loext:graphic-properties draw:fill-color="#808080"/>
      <style:paragraph-properties fo:text-align="center"/>
      <style:text-properties fo:font-size="6pt"/>
    </style:style>
    <style:style style:name="P24" style:family="paragraph">
      <loext:graphic-properties draw:fill-color="#ffffff"/>
      <style:paragraph-properties fo:text-align="center"/>
      <style:text-properties fo:font-size="6pt"/>
    </style:style>
    <style:style style:name="P25" style:family="paragraph">
      <loext:graphic-properties draw:fill="none" draw:fill-color="#ffffff"/>
      <style:text-properties fo:color="#dddddd" fo:font-size="6pt" style:font-size-asian="6pt" style:font-size-complex="6pt"/>
    </style:style>
    <style:style style:name="P26" style:family="paragraph">
      <loext:graphic-properties draw:fill="none" draw:fill-color="#ffffff"/>
      <style:text-properties fo:color="#dddddd" fo:font-size="6pt" style:font-size-asian="12pt" style:font-size-complex="12pt"/>
    </style:style>
    <style:style style:name="T1" style:family="text">
      <style:text-properties fo:color="#eeeeee" fo:font-size="10pt"/>
    </style:style>
    <style:style style:name="T2" style:family="text">
      <style:text-properties fo:color="#eeeeee" fo:font-size="10.5pt" style:font-size-asian="11pt" style:font-size-complex="11pt"/>
    </style:style>
    <style:style style:name="T3" style:family="text">
      <style:text-properties fo:color="#eeeeee" fo:font-size="10.5pt" style:font-size-asian="10.5pt" style:font-size-complex="10.5pt"/>
    </style:style>
    <style:style style:name="T4" style:family="text">
      <style:text-properties fo:color="#dddddd" fo:font-size="6pt" style:font-size-asian="6pt" style:font-size-complex="6pt"/>
    </style:style>
    <style:style style:name="T5" style:family="text">
      <style:text-properties fo:color="#dddddd" fo:font-size="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.451cm" svg:height="1.1cm" svg:x="19.9cm" svg:y="8.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349cm" svg:height="0.944cm" svg:x="21.351cm" svg:y="8.678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9cm" svg:x="19.95cm" svg:y="9.50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8cm" svg:x="19.95cm" svg:y="9.386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9cm" svg:x="19.95cm" svg:y="9.268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8cm" svg:x="19.95cm" svg:y="9.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9cm" svg:x="19.95cm" svg:y="9.0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9cm" svg:x="19.95cm" svg:y="8.914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8cm" svg:x="19.95cm" svg:y="8.79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1cm" svg:height="0.079cm" svg:x="19.95cm" svg:y="8.67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4" draw:text-style-name="P3" draw:layer="layout" svg:width="12.1cm" svg:height="7.162cm" svg:x="8.501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4" draw:layer="layout" svg:width="4.775cm" svg:height="0.702cm" draw:transform="rotate (-1.5707963267949) translate (9.301cm 5.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0.574cm" svg:height="0.562cm" draw:transform="rotate (-1.5707963267949) translate (9.229cm 5.94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6" draw:layer="layout" svg:width="0.572cm" svg:height="0.093cm" draw:transform="rotate (-1.5707963267949) translate (8.996cm 5.9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5" draw:layer="layout" svg:width="0.572cm" svg:height="0.56cm" draw:transform="rotate (-1.5707963267949) translate (9.229cm 6.73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6" draw:layer="layout" svg:width="0.573cm" svg:height="0.093cm" draw:transform="rotate (-1.5707963267949) translate (8.996cm 6.72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5" draw:layer="layout" svg:width="0.573cm" svg:height="0.56cm" draw:transform="rotate (-1.5707963267949) translate (9.229cm 7.51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6" draw:layer="layout" svg:width="0.573cm" svg:height="0.093cm" draw:transform="rotate (-1.5707963267949) translate (8.996cm 7.51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0.575cm" svg:height="0.562cm" draw:transform="rotate (-1.5707963267949) translate (9.231cm 8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6" draw:layer="layout" svg:width="0.573cm" svg:height="0.091cm" draw:transform="rotate (-1.5707963267949) translate (8.996cm 8.2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5" draw:layer="layout" svg:width="0.573cm" svg:height="0.56cm" draw:transform="rotate (-1.5707963267949) translate (9.229cm 9.07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6" draw:layer="layout" svg:width="0.573cm" svg:height="0.093cm" draw:transform="rotate (-1.5707963267949) translate (9cm 9.07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0.573cm" svg:height="0.562cm" draw:transform="rotate (-1.5707963267949) translate (9.229cm 9.86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6" draw:layer="layout" svg:width="0.573cm" svg:height="0.093cm" draw:transform="rotate (-1.5707963267949) translate (8.996cm 9.86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0" draw:text-style-name="P7" draw:layer="layout" svg:width="4.036cm" svg:height="0.725cm" svg:x="10.565cm" svg:y="4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5" draw:layer="layout" svg:width="0.585cm" svg:height="0.58cm" svg:x="10.716cm" svg:y="4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6" draw:layer="layout" svg:width="0.585cm" svg:height="0.097cm" svg:x="10.716cm" svg:y="5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5" draw:layer="layout" svg:width="0.585cm" svg:height="0.58cm" svg:x="11.516cm" svg:y="4.8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6" draw:layer="layout" svg:width="0.585cm" svg:height="0.097cm" svg:x="11.514cm" svg:y="5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5" draw:layer="layout" svg:width="0.587cm" svg:height="0.58cm" svg:x="12.317cm" svg:y="4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6" draw:layer="layout" svg:width="0.584cm" svg:height="0.097cm" svg:x="12.315cm" svg:y="5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5" draw:layer="layout" svg:width="0.587cm" svg:height="0.58cm" svg:x="13.111cm" svg:y="4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587cm" svg:height="0.095cm" svg:x="13.111cm" svg:y="5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5" draw:layer="layout" svg:width="0.584cm" svg:height="0.582cm" svg:x="13.916cm" svg:y="4.8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6" draw:layer="layout" svg:width="0.584cm" svg:height="0.095cm" svg:x="13.916cm" svg:y="5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7" draw:layer="layout" svg:width="3.31cm" svg:height="0.735cm" svg:x="16.091cm" svg:y="4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5" draw:layer="layout" svg:width="0.613cm" svg:height="0.588cm" svg:x="16.247cm" svg:y="4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6" draw:layer="layout" svg:width="0.613cm" svg:height="0.099cm" svg:x="16.247cm" svg:y="5.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5" draw:layer="layout" svg:width="0.612cm" svg:height="0.588cm" svg:x="17.084cm" svg:y="4.8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6" draw:layer="layout" svg:width="0.611cm" svg:height="0.099cm" svg:x="17.082cm" svg:y="5.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5" draw:layer="layout" svg:width="0.611cm" svg:height="0.588cm" svg:x="17.924cm" svg:y="4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6" draw:layer="layout" svg:width="0.612cm" svg:height="0.098cm" svg:x="17.919cm" svg:y="5.1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5" draw:layer="layout" svg:width="0.612cm" svg:height="0.588cm" svg:x="18.754cm" svg:y="4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6" draw:layer="layout" svg:width="0.612cm" svg:height="0.097cm" svg:x="18.754cm" svg:y="5.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1" draw:text-style-name="P8" draw:layer="layout" svg:width="1.489cm" svg:height="1.474cm" svg:x="11.811cm" svg:y="9.9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2" draw:text-style-name="P9" draw:layer="layout" svg:x1="10.886cm" svg:y1="11.123cm" svg:x2="10.886cm" svg:y2="11.123cm">
              <text:p/>
            </draw:line>
            <draw:line draw:style-name="gr22" draw:text-style-name="P9" draw:layer="layout" svg:x1="11.109cm" svg:y1="11.391cm" svg:x2="10.886cm" svg:y2="11.659cm">
              <text:p/>
            </draw:line>
            <draw:polygon draw:style-name="gr23" draw:text-style-name="P10" draw:layer="layout" svg:width="0.222cm" svg:height="0.534cm" svg:x="10.886cm" svg:y="11.123cm" svg:viewBox="0 0 223 535" draw:points="0,535 0,0 0,0 223,268 0,535 223,268">
              <text:p/>
            </draw:polygon>
            <draw:polygon draw:style-name="gr23" draw:text-style-name="P11" draw:layer="layout" svg:width="0.333cm" svg:height="0.534cm" svg:x="10.975cm" svg:y="11.123cm" svg:viewBox="0 0 334 535" draw:points="334,0 0,0 0,0 223,268 223,268 0,535 0,535 334,535 334,0 334,535">
              <text:p/>
            </draw:polygon>
            <draw:line draw:style-name="gr22" draw:text-style-name="P9" draw:layer="layout" svg:x1="10.886cm" svg:y1="10.512cm" svg:x2="10.886cm" svg:y2="10.512cm">
              <text:p/>
            </draw:line>
            <draw:line draw:style-name="gr22" draw:text-style-name="P9" draw:layer="layout" svg:x1="11.109cm" svg:y1="10.779cm" svg:x2="10.886cm" svg:y2="11.047cm">
              <text:p/>
            </draw:line>
            <draw:polygon draw:style-name="gr23" draw:text-style-name="P11" draw:layer="layout" svg:width="0.222cm" svg:height="0.534cm" svg:x="10.886cm" svg:y="10.512cm" svg:viewBox="0 0 223 535" draw:points="0,535 0,0 0,0 223,268 0,535 223,268">
              <text:p/>
            </draw:polygon>
            <draw:polygon draw:style-name="gr23" draw:text-style-name="P11" draw:layer="layout" svg:width="0.333cm" svg:height="0.534cm" svg:x="10.975cm" svg:y="10.512cm" svg:viewBox="0 0 334 535" draw:points="334,0 0,0 0,0 223,268 223,268 0,535 0,535 334,535 334,0 334,535">
              <text:p/>
            </draw:polygon>
            <draw:line draw:style-name="gr22" draw:text-style-name="P9" draw:layer="layout" svg:x1="10.886cm" svg:y1="9.9cm" svg:x2="10.886cm" svg:y2="9.9cm">
              <text:p/>
            </draw:line>
            <draw:line draw:style-name="gr22" draw:text-style-name="P9" draw:layer="layout" svg:x1="11.109cm" svg:y1="10.168cm" svg:x2="10.886cm" svg:y2="10.436cm">
              <text:p/>
            </draw:line>
            <draw:polygon draw:style-name="gr23" draw:text-style-name="P11" draw:layer="layout" svg:width="0.222cm" svg:height="0.534cm" svg:x="10.886cm" svg:y="9.9cm" svg:viewBox="0 0 223 535" draw:points="0,535 0,0 0,0 223,268 0,535 223,268">
              <text:p/>
            </draw:polygon>
            <draw:polygon draw:style-name="gr23" draw:text-style-name="P11" draw:layer="layout" svg:width="0.333cm" svg:height="0.534cm" svg:x="10.975cm" svg:y="9.9cm" svg:viewBox="0 0 334 535" draw:points="334,0 0,0 0,0 223,268 223,268 0,535 0,535 334,535 334,0 334,535">
              <text:p/>
            </draw:polygon>
            <draw:custom-shape draw:style-name="gr24" draw:text-style-name="P12" draw:layer="layout" svg:width="0.991cm" svg:height="0.984cm" svg:x="12.902cm" svg:y="9.0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2" draw:layer="layout" svg:width="0.636cm" svg:height="0.606cm" draw:transform="skewX (0.00663225115757845) rotate (0.0331612557878922) translate (13.071cm 9.2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13" draw:layer="layout" svg:x1="13.398cm" svg:y1="9.281cm" svg:x2="13.398cm" svg:y2="9.821cm">
              <text:p/>
            </draw:line>
            <draw:line draw:style-name="gr26" draw:text-style-name="P13" draw:layer="layout" svg:x1="13.151cm" svg:y1="9.551cm" svg:x2="13.647cm" svg:y2="9.551cm">
              <text:p/>
            </draw:line>
            <draw:custom-shape draw:style-name="gr27" draw:text-style-name="P8" draw:layer="layout" svg:width="0.894cm" svg:height="0.885cm" svg:x="13.497cm" svg:y="10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" draw:layer="layout" svg:width="0.574cm" svg:height="0.546cm" draw:transform="skewX (0.00733038285837619) rotate (0.0331612557878923) translate (13.65cm 10.5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13" draw:layer="layout" svg:x1="13.944cm" svg:y1="10.535cm" svg:x2="13.944cm" svg:y2="11.021cm">
              <text:p/>
            </draw:line>
            <draw:line draw:style-name="gr26" draw:text-style-name="P13" draw:layer="layout" svg:x1="13.721cm" svg:y1="10.778cm" svg:x2="14.167cm" svg:y2="10.778cm">
              <text:p/>
            </draw:line>
            <draw:custom-shape draw:style-name="gr29" draw:text-style-name="P14" draw:layer="layout" svg:width="0.89cm" svg:height="1.376cm" svg:x="15.08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5" draw:layer="layout" svg:width="0.729cm" svg:height="1.202cm" svg:x="15.165cm" svg:y="8.4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6" draw:layer="layout" svg:width="0.163cm" svg:height="0.173cm" svg:x="15.489cm" svg:y="8.7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draw:layer="layout" svg:width="0.163cm" svg:height="0.171cm" svg:x="15.489cm" svg:y="9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4" draw:layer="layout" svg:width="0.891cm" svg:height="1.376cm" svg:x="13.99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5" draw:layer="layout" svg:width="0.73cm" svg:height="1.202cm" svg:x="14.075cm" svg:y="8.4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6" draw:layer="layout" svg:width="0.162cm" svg:height="0.173cm" svg:x="14.399cm" svg:y="8.7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draw:layer="layout" svg:width="0.162cm" svg:height="0.171cm" svg:x="14.399cm" svg:y="9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7" draw:layer="layout" svg:width="2.1cm" svg:height="1.584cm" svg:x="18.501cm" svg:y="8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layout" svg:width="2.1cm" svg:height="1.583cm" svg:x="18.501cm" svg:y="6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6" draw:text-style-name="P18" draw:layer="layout" svg:width="1.259cm" svg:height="5.1cm" svg:x="9.242cm" svg:y="5.875cm">
              <draw:text-box>
                <text:p><text:span text:style-name="T1">Alt+</text:span></text:p>
                <text:p><text:span text:style-name="T1"/></text:p>
                <text:p><text:span text:style-name="T1">A</text:span></text:p>
                <text:p><text:span text:style-name="T1"/></text:p>
                <text:p><text:span text:style-name="T1">B</text:span></text:p>
                <text:p><text:span text:style-name="T1"/></text:p>
                <text:p><text:span text:style-name="T1">C</text:span></text:p>
                <text:p><text:span text:style-name="T1"/></text:p>
                <text:p><text:span text:style-name="T1">D</text:span></text:p>
                <text:p><text:span text:style-name="T1"/></text:p>
                <text:p><text:span text:style-name="T1">Alt-</text:span></text:p>
              </draw:text-box>
            </draw:frame>
            <draw:frame draw:style-name="gr37" draw:text-style-name="P20" draw:layer="layout" svg:width="1.824cm" svg:height="4.236cm" draw:transform="rotate (1.5707963267949) translate (10.565cm 7.3cm)">
              <draw:text-box>
                <text:p text:style-name="P19"><text:span text:style-name="T2">Enable</text:span></text:p>
                <text:p text:style-name="P19"><text:span text:style-name="T2"/></text:p>
                <text:p text:style-name="P19"><text:span text:style-name="T2"><text:s text:c="2"/></text:span><text:span text:style-name="T2">F-Out</text:span></text:p>
                <text:p text:style-name="P19"><text:span text:style-name="T2"/></text:p>
                <text:p text:style-name="P19"><text:span text:style-name="T2"><text:s text:c="5"/></text:span><text:span text:style-name="T2">F-In</text:span></text:p>
                <text:p text:style-name="P19"><text:span text:style-name="T2"/></text:p>
                <text:p text:style-name="P19"><text:span text:style-name="T2"><text:s text:c="4"/></text:span><text:span text:style-name="T2">Tach</text:span></text:p>
                <text:p text:style-name="P19"><text:span text:style-name="T2"/></text:p>
                <text:p text:style-name="P19"><text:span text:style-name="T2"><text:s text:c="2"/></text:span><text:span text:style-name="T2">Stator</text:span></text:p>
              </draw:text-box>
            </draw:frame>
            <draw:frame draw:style-name="gr38" draw:text-style-name="P21" draw:layer="layout" svg:width="2.124cm" svg:height="3.569cm" draw:transform="rotate (1.5707963267949) translate (16.201cm 7.524cm)">
              <draw:text-box>
                <text:p text:style-name="P19"><text:span text:style-name="T3">Shunt-</text:span></text:p>
                <text:p text:style-name="P19"><text:span text:style-name="T3"/></text:p>
                <text:p text:style-name="P19"><text:span text:style-name="T3">Shunt+</text:span></text:p>
                <text:p text:style-name="P19"><text:span text:style-name="T3"/></text:p>
                <text:p text:style-name="P19"><text:span text:style-name="T3"><text:s text:c="4"/></text:span><text:span text:style-name="T3">Bat+</text:span></text:p>
                <text:p text:style-name="P19"><text:span text:style-name="T3"/></text:p>
                <text:p text:style-name="P19"><text:span text:style-name="T3"><text:s text:c="4"/></text:span><text:span text:style-name="T3">Bat-</text:span></text:p>
              </draw:text-box>
            </draw:frame>
            <draw:g>
              <draw:custom-shape draw:style-name="gr39" draw:text-style-name="P22" draw:layer="layout" svg:width="2.577cm" svg:height="1.314cm" svg:x="16.205cm" svg:y="10.2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6.304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9cm" svg:height="0.186cm" svg:x="16.331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6.889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9cm" svg:height="0.186cm" svg:x="16.915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3cm" svg:height="0.767cm" svg:x="16.595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9cm" svg:height="0.186cm" svg:x="16.623cm" svg:y="10.9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2cm" svg:height="0.767cm" svg:x="17.765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91cm" svg:height="0.186cm" svg:x="17.791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7.474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9cm" svg:height="0.186cm" svg:x="17.501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7.179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7cm" svg:height="0.186cm" svg:x="17.208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8.349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9cm" svg:height="0.186cm" svg:x="18.377cm" svg:y="10.9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23" draw:layer="layout" svg:width="0.244cm" svg:height="0.767cm" svg:x="18.058cm" svg:y="10.5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4" draw:layer="layout" svg:width="0.189cm" svg:height="0.186cm" svg:x="18.084cm" svg:y="10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42" draw:text-style-name="P25" draw:layer="layout" svg:width="2.878cm" svg:height="1.963cm" svg:x="16.101cm" svg:y="11.137cm">
                <draw:text-box>
                  <text:p><text:span text:style-name="T4">1 <text:s text:c="2"/>2 <text:s text:c="2"/>3 <text:s text:c="2"/>4 <text:s text:c="2"/>5 <text:s text:c="2"/>6 <text:s text:c="2"/>7 <text:s text:c="2"/>8</text:span></text:p>
                </draw:text-box>
              </draw:frame>
              <draw:frame draw:style-name="gr43" draw:text-style-name="P26" draw:layer="layout" svg:width="1.198cm" svg:height="2.114cm" svg:x="16.103cm" svg:y="10.126cm">
                <draw:text-box>
                  <text:p><text:span text:style-name="T5">ON</text:span></text:p>
                </draw:text-box>
              </draw:frame>
            </draw:g>
            <draw:custom-shape draw:style-name="gr44" draw:text-style-name="P1" draw:layer="layout" svg:width="0.167cm" svg:height="0.318cm" svg:x="18.034cm" svg:y="8.89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" draw:layer="layout" svg:width="0.167cm" svg:height="0.318cm" svg:x="18.034cm" svg:y="8.1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09:00:53.986348689</meta:creation-date>
    <dc:date>2017-06-14T06:59:24.039370980</dc:date>
    <meta:editing-duration>PT3M57S</meta:editing-duration>
    <meta:editing-cycles>2</meta:editing-cycles>
    <meta:generator>LibreOffice/5.2.7.2$Linux_X86_64 LibreOffice_project/20m0$Build-2</meta:generator>
    <meta:document-statistic meta:object-count="106"/>
  </office:meta>
</office:document-meta>
</file>